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ep 1: <text:s/>Visual DSSI(/LADSPA/LV2/VST???) Plugin Designer for Linux</text:p>
      <text:p text:style-name="Standard">Step 3: <text:s/>Profit</text:p>
      <text:p text:style-name="Standard"/>
      <text:p text:style-name="Standard">Feature Overview:</text:p>
      <text:p text:style-name="Standard"/>
      <text:list xml:id="list2126266618" text:style-name="L1">
        <text:list-item>
          <text:p text:style-name="P1">Simplified visual UI designer, very limited design paradigm, few options for widgets and controls, and their layout.</text:p>
        </text:list-item>
        <text:list-item>
          <text:p text:style-name="P1">The plugin audio engine designer should be very simple to use, probably a QtableWidget where each row specifies the next step in the audio processing, and everything is kept sequential and in-order. <text:s/>Values can be passed between different rows out-of-order, from a global list of variables. <text:s/>For example, a filter may have the following input/output ports: <text:s/>Cutoff, Res, In, Out, and any of them are available from a dropdown to assign a value from anywhere else in the processing chain. <text:s/>This is a departure from how traditional designers like SynthEdit, Reaktor or Alsa Modular Synth work, I believe that this design paradigm will not only be easier to develop and debug, but will also reduce the learning curve, as </text:p>
        </text:list-item>
        <text:list-item>
          <text:p text:style-name="P1">A “project” will be represented by a plain-text (XML?) document. <text:s/>The XML file can be transformed to/from an application state for LMS Studio, or into a C/C++/Qt project for a plugin, which can then be automatically compiled, or edited by the user in the IDE of their choosing. <text:s/>The C/C++/Qt project cannot be transformed back into an XML file or application state for additional editing. <text:s/>However, LMS Studio could offer a patch/diff/merge tool to create patches of user changes to the actual code vs. new edits of the project, and allow the user to manually resolve conflicts, although this may be best left to the user to do with existing tools.</text:p>
        </text:list-item>
        <text:list-item>
          <text:p text:style-name="P1">Automatic inclusion of the C/C++/Qt source tarball into the .deb(/.rpm/.?) packages generated by LMS Studio. <text:s/>I'm leaning heavily towards a GPL license for LMS Studio, where the plugins themselves are considered a derivative work that must comply with the GPL, this will ensure that the source code is freely available, without requiring everybody who distributes their own plugins to maintain a Sourceforge pag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UI Design:</text:p>
      <text:p text:style-name="Standard"/>
      <text:p text:style-name="Standard">The proposed idea is a design flow like this:</text:p>
      <text:p text:style-name="Standard"/>
      <text:p text:style-name="Standard">Qwidget</text:p>
      <text:p text:style-name="Standard"><text:tab/>-&gt;QgroupBox</text:p>
      <text:p text:style-name="Standard"><text:tab/><text:tab/><text:tab/>-&gt;QgridLayout</text:p>
      <text:p text:style-name="Standard"><text:tab/><text:tab/><text:tab/><text:tab/><text:tab/>-&gt;Qdial, Qslider, QSpinBox(perhaps eventually custom widgets)</text:p>
      <text:p text:style-name="Standard"><text:tab/><text:tab/><text:tab/><text:tab/><text:tab/>→...</text:p>
      <text:p text:style-name="Standard"><text:tab/>→...</text:p>
      <text:p text:style-name="Standard"/>
      <text:p text:style-name="Standard"/>
      <text:p text:style-name="Standard">Where users may only add QgroupBoxes to the actual parent window, then they may add Qdial/Qslider/Qspinbox/etc... to the QgridLayout nested in the QgroupBox. <text:s/>I believe that this will not only be easy to develop, but will have the shortest possible learning curve for the user. <text:s/>Other features will include Qt-CSS styles for the parent Qwidget or any of the controls, and various values, ranges, etc... for the controls. <text:s/>The values of the controls will be available to the audio engine designer.</text:p>
      <text:p text:style-name="Standard"/>
      <text:p text:style-name="Standard">The Qdials(and other controls) will be the wrapper classes I've already written for LibModSynth, which include a name label and a value label that is capable of converting standard audio value types, like logarthmic pitch to linear hz, et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Plugin Audio Engine Designer:</text:p>
      <text:p text:style-name="Standard"/>
      <text:p text:style-name="Standard">It will consist of the following tab pages:</text:p>
      <text:p text:style-name="Standard"/>
      <text:list xml:id="list1049576205" text:style-name="L2">
        <text:list-item>
          <text:p text:style-name="P2">Polyphonic Voice</text:p>
        </text:list-item>
        <text:list-item>
          <text:p text:style-name="P2">Mono Effects</text:p>
        </text:list-item>
        <text:list-item>
          <text:p text:style-name="P2">MIDI Note On</text:p>
        </text:list-item>
        <text:list-item>
          <text:p text:style-name="P2">MIDI Note Off</text:p>
        </text:list-item>
        <text:list-item>
          <text:p text:style-name="P2">Pitchbend (?)</text:p>
        </text:list-item>
        <text:list-item>
          <text:p text:style-name="P2">Any other supported MIDI events (tempo change, etc...)</text:p>
        </text:list-item>
        <text:list-item>
          <text:p text:style-name="P2">Global Settings (voice count, etc...)</text:p>
        </text:list-item>
      </text:list>
      <text:p text:style-name="Standard"/>
      <text:p text:style-name="Standard">Each tab page will consist of a QtableWidget that has the ability to dynamically add different types of rows. <text:s/>Below are the general types of rows:</text:p>
      <text:p text:style-name="Standard"/>
      <text:list xml:id="list1146855101" text:style-name="L3">
        <text:list-item>
          <text:p text:style-name="P3">LibModSynth Module (an audio/DSP unit from LibModSynth, like an oscillator or filter).</text:p>
        </text:list-item>
        <text:list-item>
          <text:p text:style-name="P3">Value assign (assign a constant or dynamic value to a Module's input or output port), including math or other processing.</text:p>
        </text:list-item>
        <text:list-item>
          <text:p text:style-name="P3">Conditional if/end-if blocks</text:p>
        </text:list-item>
        <text:list-item>
          <text:p text:style-name="P3">Variable (an assignable variable)</text:p>
        </text:list-item>
        <text:list-item>
          <text:p text:style-name="P3">Value Convert (decibels to linear, linear to decibels, pitch to hz, hz to pitch,etc...)</text:p>
        </text:list-item>
      </text:list>
      <text:p text:style-name="Standard"/>
      <text:p text:style-name="Standard">A polyphonic voice will be represented by a struct, any modules or variables declared in the polyphonic voice will be a member of the struct, and will be referenced by stuct[voice_number] , where the voices are kept in an array like this: <text:s/>struct[voice_count]. <text:s/>The MIDI note_on/note_off variables/modules will be kept in a struct that will be nested within the polyphonic_voice stru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LMS Studio Design Specification, created by Jeff Hubbar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8T10:24:32</meta:creation-date>
    <dc:date>2012-05-28T11:58:49</dc:date>
    <meta:editing-duration>PT1H17M27S</meta:editing-duration>
    <meta:editing-cycles>2</meta:editing-cycles>
    <meta:generator>LibreOffice/3.5$Linux_X86_64 LibreOffice_project/350m1$Build-2</meta:generator>
    <meta:document-statistic meta:table-count="0" meta:image-count="0" meta:object-count="0" meta:page-count="3" meta:paragraph-count="34" meta:word-count="666" meta:character-count="1698" meta:non-whitespace-character-count="3457"/>
  </office:meta>
</office:document-meta>
</file>